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</office:automatic-styles>
  <office:body>
    <office:text text:use-soft-page-breaks="true">
      <text:p text:style-name="P1">TimerCTC</text:p>
      <text:p text:style-name="Subtitle">Rafal Grasman</text:p>
      <text:p text:style-name="Subtitle">Minh-Triet Diep</text:p>
      <text:p text:style-name="Textbody"/>
      <text:h text:style-name="Heading1" text:outline-level="1">Inleiding</text:h>
      <text:p text:style-name="Textbody">Het doel is om met timers en interrupts een 7-seg display van 0 tot F te laten lopen. De snelheid moet aan te passen zijn via de<text:s/>eerste slider. Ondertussen moet ook de punt knipperen met een snelheid van 1 seconde en D5 LED moet kunnen worden aangezet en uitgezet met de D11 knop.</text:p>
      <text:p text:style-name="Textbody"/>
      <text:h text:style-name="Heading1" text:outline-level="1">Benodigdheden</text:h>
      <text:p text:style-name="Textbody">1x Arduino Uno</text:p>
      <text:p text:style-name="Textbody">1x Arduino Danger shield</text:p>
      <text:p text:style-name="Textbody"/>
      <text:h text:style-name="Heading1" text:outline-level="1">Resultaat</text:h>
      <text:p text:style-name="Textbody">De opdracht is compleet uitgewerkt en<text:s/>de requirements zijn uitgevoerd. Bronnen waren het TimerInterrump.ino, de gelinkte tutorials van de slides en het opdrachtdocument en verder nog wat zoekopdrachten op Google.</text:p>
      <text:p text:style-name="Textbody">Bijzonderheden: We hebben een debounce ingebouwd voor de LED toggle, omdat deze onbetrouwbaar was en de LED te snel schakelde tussen status.</text:p>
      <text:p text:style-name="Textbody"/>
      <text:h text:style-name="Heading1" text:outline-level="1">Code en comments</text:h>
      <text:p text:style-name="Textbody">TimerCTC.ino</text:p>
      <text:p text:style-name="Textbody"/>
      <text:p text:style-name="Textbody">U krijgt van on seen geheel vrijblijvende en gratis demo die de werking aantoon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fal</dc:creator>
    <meta:creation-date>2015-09-15T14:46:00Z</meta:creation-date>
    <dc:date>2015-09-17T20:07:00Z</dc:date>
    <meta:template xlink:href="Normal.dotm" xlink:type="simple"/>
    <meta:editing-cycles>5</meta:editing-cycles>
    <meta:editing-duration>PT780S</meta:editing-duration>
    <meta:document-statistic meta:page-count="1" meta:paragraph-count="1" meta:word-count="133" meta:character-count="864" meta:row-count="6" meta:non-whitespace-character-count="732"/>
  </office:meta>
</office:document-meta>
</file>